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solid" draw:fill-color="#b3b3b3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center" draw:textarea-vertical-align="middle"/>
    </style:style>
    <style:style style:name="gr6" style:family="graphic" style:parent-style-name="standard">
      <style:graphic-properties draw:fill="solid" draw:fill-color="#3deb3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99" draw:fill-gradient-name="Gradient_20_4" draw:textarea-horizontal-align="left" draw:textarea-vertical-align="top"/>
    </style:style>
    <style:style style:name="gr9" style:family="graphic" style:parent-style-name="standard">
      <style:graphic-properties draw:stroke="none" draw:fill="none" draw:fill-color="#3deb3d" fo:min-height="13.752cm"/>
    </style:style>
    <style:style style:name="gr10" style:family="graphic" style:parent-style-name="standard">
      <style:graphic-properties draw:marker-end="Arrow" draw:marker-end-width="0.3cm" draw:fill="solid" draw:fill-color="#3deb3d" draw:textarea-horizontal-align="center" draw:textarea-vertical-align="middle"/>
    </style:style>
    <style:style style:name="gr11" style:family="graphic" style:parent-style-name="standard">
      <style:graphic-properties draw:fill="solid" draw:fill-color="#e6e6e6" draw:textarea-horizontal-align="center" draw:textarea-vertical-align="middle"/>
    </style:style>
    <style:style style:name="gr12" style:family="graphic" style:parent-style-name="standard">
      <style:graphic-properties draw:marker-start="Arrowheads_20_1" draw:fill="solid" draw:fill-color="#e6e6e6" draw:textarea-horizontal-align="center" draw:textarea-vertical-align="bottom"/>
    </style:style>
    <style:style style:name="gr13" style:family="graphic" style:parent-style-name="standard">
      <style:graphic-properties draw:marker-start="" draw:marker-end="Arrowheads_20_1" draw:fill="solid" draw:fill-color="#e6e6e6" draw:textarea-horizontal-align="center" draw:textarea-vertical-align="middle"/>
    </style:style>
    <style:style style:name="gr14" style:family="graphic" style:parent-style-name="standard">
      <style:graphic-properties draw:marker-end="Arrowheads_20_1" draw:fill="solid" draw:fill-color="#e6e6e6" draw:textarea-horizontal-align="center" draw:textarea-vertical-align="bottom"/>
    </style:style>
    <style:style style:name="gr15" style:family="graphic" style:parent-style-name="standard">
      <style:graphic-properties draw:marker-end="Arrowheads_20_1" draw:fill="solid" draw:fill-color="#e6e6e6" draw:textarea-horizontal-align="center" draw:textarea-vertical-align="middle"/>
    </style:style>
    <style:style style:name="gr16" style:family="graphic" style:parent-style-name="standard">
      <style:graphic-properties draw:marker-start="Arrowheads_20_1" draw:marker-end="" draw:fill="solid" draw:fill-color="#e6e6e6" draw:textarea-horizontal-align="right" draw:textarea-vertical-align="bottom"/>
    </style:style>
    <style:style style:name="gr17" style:family="graphic" style:parent-style-name="standard">
      <style:graphic-properties draw:marker-end="Arrowheads_20_1" draw:fill="solid" draw:fill-color="#e6e6e6" draw:textarea-horizontal-align="left" draw:textarea-vertical-align="top"/>
    </style:style>
    <style:style style:name="gr18" style:family="graphic" style:parent-style-name="standard">
      <style:graphic-properties draw:fill="solid" draw:fill-color="#ffff99" draw:textarea-horizontal-align="center" draw:textarea-vertical-align="middle"/>
    </style:style>
    <style:style style:name="gr19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3deb3d" draw:textarea-horizontal-align="center" draw:textarea-vertical-align="middle"/>
    </style:style>
    <style:style style:name="gr21" style:family="graphic" style:parent-style-name="standard">
      <style:graphic-properties draw:fill="solid" draw:fill-color="#3deb3d" draw:textarea-horizontal-align="center" draw:textarea-vertical-align="bottom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marker-end="Arrow" draw:marker-end-width="0.3cm" draw:textarea-horizontal-align="center" draw:textarea-vertical-align="bottom"/>
    </style:style>
    <style:style style:name="gr2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marker-start="Arrowheads_20_1" draw:marker-end="" draw:marker-end-width="0.3cm" draw:textarea-horizontal-align="center" draw:textarea-vertical-align="bottom"/>
    </style:style>
    <style:style style:name="pr1" style:family="presentation" style:parent-style-name="JNode-title">
      <style:graphic-properties draw:fill-color="#ffffff" draw:auto-grow-height="true" fo:min-height="2.844cm"/>
    </style:style>
    <style:style style:name="pr2" style:family="presentation" style:parent-style-name="JNode-subtitle">
      <style:graphic-properties draw:fill-color="#ffffff" fo:min-height="13.648cm"/>
    </style:style>
    <style:style style:name="pr3" style:family="presentation" style:parent-style-name="JNode-notes">
      <style:graphic-properties draw:fill-color="#ffffff" draw:auto-grow-height="true" fo:min-height="12.573cm"/>
    </style:style>
    <style:style style:name="pr4" style:family="presentation" style:parent-style-name="JNode-outline1">
      <style:graphic-properties draw:fill-color="#ffffff" draw:auto-grow-height="true" fo:min-height="12.774cm"/>
    </style:style>
    <style:style style:name="pr5" style:family="presentation" style:parent-style-name="JNode-notes">
      <style:graphic-properties draw:fill-color="#ffffff" fo:min-height="12.322cm"/>
    </style:style>
    <style:style style:name="pr6" style:family="presentation" style:parent-style-name="JNode-title">
      <style:graphic-properties draw:fill-color="#ffffff" draw:auto-grow-height="true" fo:min-height="12cm"/>
    </style:style>
    <style:style style:name="pr7" style:family="presentation" style:parent-style-name="JNode-outline1">
      <style:graphic-properties draw:fill-color="#ffffff" fo:min-height="12.5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text-properties fo:font-size="2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size="14pt"/>
    </style:style>
    <style:style style:name="P11" style:family="paragraph">
      <style:paragraph-properties fo:margin-left="0cm" fo:margin-right="0cm" fo:text-align="center" fo:text-indent="0cm"/>
      <style:text-properties fo:font-style="italic"/>
    </style:style>
    <style:style style:name="P12" style:family="paragraph">
      <style:paragraph-properties fo:margin-left="0cm" fo:margin-right="0cm" fo:text-indent="0cm"/>
      <style:text-properties fo:font-size="16pt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align="center" fo:text-indent="0cm"/>
      <style:text-properties fo:font-size="16pt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1.2cm" fo:margin-right="0cm" fo:text-indent="-0.9cm"/>
      <style:text-properties fo:font-size="24pt"/>
    </style:style>
    <style:style style:name="P18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4pt"/>
    </style:style>
    <style:style style:name="T2" style:family="text">
      <style:text-properties fo:font-size="28pt"/>
    </style:style>
    <style:style style:name="T3" style:family="text">
      <style:text-properties fo:font-size="14pt"/>
    </style:style>
    <style:style style:name="T4" style:family="text">
      <style:text-properties fo:font-style="italic"/>
    </style:style>
    <style:style style:name="T5" style:family="text">
      <style:text-properties fo:font-size="16pt"/>
    </style:style>
    <style:style style:name="T6" style:family="text">
      <style:text-properties fo:font-size="18pt"/>
    </style:style>
    <style:style style:name="T7" style:family="text">
      <style:text-properties fo:font-size="12pt"/>
    </style:style>
    <style:style style:name="T8" style:family="text">
      <style:text-properties fo:font-size="24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Node" presentation:presentation-page-layout-name="AL1T0">
        <draw:frame presentation:style-name="pr1" draw:text-style-name="P1" draw:layer="layout" svg:width="25.199cm" svg:height="2.844cm" svg:x="1.301cm" svg:y="2.5cm" presentation:class="title" presentation:placeholder="true">
          <draw:text-box/>
        </draw:frame>
        <draw:frame presentation:style-name="pr2" draw:text-style-name="P1" draw:layer="layout" svg:width="25.199cm" svg:height="13.648cm" svg:x="1.4cm" svg:y="5cm" presentation:class="subtitle" presentation:user-transformed="true">
          <draw:text-box>
            <text:p text:style-name="P1">Why Java is practical for modern operating systems</text:p>
            <text:p text:style-name="P1"/>
            <text:p text:style-name="P1">JNode.org</text:p>
            <text:p text:style-name="P1"><text:span text:style-name="T1"/></text:p>
            <text:p text:style-name="P1"><text:span text:style-name="T1"/></text:p>
            <text:p text:style-name="P1"><text:span text:style-name="T1">Ewout Prangs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Node" presentation:presentation-page-layout-name="AL2T1">
        <draw:frame presentation:style-name="pr1" draw:text-style-name="P1" draw:layer="layout" svg:width="25.199cm" svg:height="2.844cm" svg:x="1.301cm" svg:y="2.5cm" presentation:class="title">
          <draw:text-box>
            <text:p text:style-name="P1">Contents</text:p>
          </draw:text-box>
        </draw:frame>
        <draw:frame presentation:style-name="pr4" draw:text-style-name="P3" draw:layer="layout" svg:width="25.199cm" svg:height="12.774cm" svg:x="1.4cm" svg:y="6cm" presentation:class="outline">
          <draw:text-box>
            <text:list text:style-name="L2">
              <text:list-item>
                <text:p text:style-name="P3">Introduction</text:p>
              </text:list-item>
            </text:list>
            <text:list text:style-name="L2">
              <text:list-item>
                <text:p text:style-name="P3">History</text:p>
              </text:list-item>
            </text:list>
            <text:list text:style-name="L2">
              <text:list-item>
                <text:p text:style-name="P3">Characteristics</text:p>
              </text:list-item>
            </text:list>
            <text:list text:style-name="L2">
              <text:list-item>
                <text:p text:style-name="P3">Architecture</text:p>
              </text:list-item>
            </text:list>
            <text:list text:style-name="L2">
              <text:list-item>
                <text:p text:style-name="P3">Plugin framework</text:p>
              </text:list-item>
            </text:list>
            <text:list text:style-name="L2">
              <text:list-item>
                <text:p text:style-name="P3">Driver framework</text:p>
              </text:list-item>
            </text:list>
            <text:list text:style-name="L2">
              <text:list-item>
                <text:p text:style-name="P3">Future</text:p>
              </text:list-item>
            </text:list>
            <text:list text:style-name="L2">
              <text:list-item>
                <text:p text:style-name="P3">Java benef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Node" presentation:presentation-page-layout-name="AL2T1">
        <draw:frame presentation:style-name="pr1" draw:text-style-name="P1" draw:layer="layout" svg:width="25.199cm" svg:height="2.844cm" svg:x="1.301cm" svg:y="2.5cm" presentation:class="title">
          <draw:text-box>
            <text:p text:style-name="P1">Introduction</text:p>
          </draw:text-box>
        </draw:frame>
        <draw:frame presentation:style-name="pr4" draw:text-style-name="P3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 text:style-name="P3">Simple to use &amp; install operating system for personal use: written for and in Java</text:p>
              </text:list-item>
            </text:list>
            <text:list text:style-name="L2">
              <text:list-item>
                <text:p text:style-name="P3">Targets:</text:p>
              </text:list-item>
            </text:list>
            <text:list text:style-name="L2">
              <text:list-item>
                <text:list>
                  <text:list-item>
                    <text:p text:style-name="P4">Modern devi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skto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mall servers</text:p>
                  </text:list-item>
                </text:list>
              </text:list-item>
            </text:list>
            <text:list text:style-name="L2">
              <text:list-item>
                <text:p text:style-name="P5">Only actively developed Java OS in the open source world</text:p>
              </text:list-item>
            </text:list>
            <text:list text:style-name="L2">
              <text:list-item>
                <text:list>
                  <text:list-item>
                    <text:p text:style-name="P4">7 active developers, 17K downloa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Node" presentation:presentation-page-layout-name="AL2T1">
        <draw:frame presentation:style-name="pr1" draw:text-style-name="P1" draw:layer="layout" svg:width="25.199cm" svg:height="2.844cm" svg:x="1.301cm" svg:y="2.5cm" presentation:class="title">
          <draw:text-box>
            <text:p text:style-name="P1">History</text:p>
          </draw:text-box>
        </draw:frame>
        <draw:frame presentation:style-name="pr4" draw:text-style-name="P3" draw:layer="layout" svg:width="25.199cm" svg:height="12.774cm" svg:x="1.4cm" svg:y="6cm" presentation:class="outline">
          <draw:text-box>
            <text:list text:style-name="L2">
              <text:list-item>
                <text:p text:style-name="P3">Original idea started in 1995</text:p>
              </text:list-item>
            </text:list>
            <text:list text:style-name="L2">
              <text:list-item>
                <text:p text:style-name="P3">First attempt: JBS (Java Bootable System)</text:p>
              </text:list-item>
            </text:list>
            <text:list text:style-name="L2">
              <text:list-item>
                <text:list>
                  <text:list-item>
                    <text:p text:style-name="P4">Contained C code, did not work at all</text:p>
                  </text:list-item>
                </text:list>
              </text:list-item>
            </text:list>
            <text:list text:style-name="L2">
              <text:list-item>
                <text:p text:style-name="P3">Second attempt: JBS2 </text:p>
              </text:list-item>
            </text:list>
            <text:list text:style-name="L2">
              <text:list-item>
                <text:list>
                  <text:list-item>
                    <text:p text:style-name="P4">Still did not work well, but was better</text:p>
                  </text:list-item>
                </text:list>
              </text:list-item>
            </text:list>
            <text:list text:style-name="L2">
              <text:list-item>
                <text:p text:style-name="P3">Then: JNode</text:p>
              </text:list-item>
            </text:list>
            <text:list text:style-name="L2">
              <text:list-item>
                <text:list>
                  <text:list-item>
                    <text:p text:style-name="P4">No C code anymore, Classpath classlibraries</text:p>
                  </text:list-item>
                </text:list>
              </text:list-item>
            </text:list>
            <text:list text:style-name="L2">
              <text:list-item>
                <text:p text:style-name="P3">Went public in May '0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Node" presentation:presentation-page-layout-name="AL2T1">
        <draw:frame presentation:style-name="pr1" draw:text-style-name="P1" draw:layer="layout" svg:width="25.199cm" svg:height="2.844cm" svg:x="1.301cm" svg:y="2.5cm" presentation:class="title">
          <draw:text-box>
            <text:p text:style-name="P1">Characteristics</text:p>
          </draw:text-box>
        </draw:frame>
        <draw:frame presentation:style-name="pr4" draw:text-style-name="P3" draw:layer="layout" svg:width="25.199cm" svg:height="12.774cm" svg:x="1.4cm" svg:y="6cm" presentation:class="outline">
          <draw:text-box>
            <text:list text:style-name="L2">
              <text:list-item>
                <text:p text:style-name="P3">All Java, minimal assembler, no C</text:p>
              </text:list-item>
            </text:list>
            <text:list text:style-name="L2">
              <text:list-item>
                <text:p text:style-name="P3">All java build system (almost)</text:p>
              </text:list-item>
            </text:list>
            <text:list text:style-name="L2">
              <text:list-item>
                <text:p text:style-name="P3">Extensible architecture</text:p>
              </text:list-item>
            </text:list>
            <text:list text:style-name="L2">
              <text:list-item>
                <text:p text:style-name="P3">Single flat memory address space, no virtual memory</text:p>
              </text:list-item>
            </text:list>
            <text:list text:style-name="L2">
              <text:list-item>
                <text:p text:style-name="P3">JVM written in Java</text:p>
              </text:list-item>
            </text:list>
            <text:list text:style-name="L2">
              <text:list-item>
                <text:p text:style-name="P3">All Java code is compiled on the fly, no interpreter</text:p>
              </text:list-item>
            </text:list>
            <text:list text:style-name="L2">
              <text:list-item>
                <text:p text:style-name="P3">Security is always on</text:p>
              </text:list-item>
            </text:list>
            <text:list text:style-name="L2">
              <text:list-item>
                <text:p text:style-name="P3">LGPL licen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Node" presentation:presentation-page-layout-name="AL2T1">
        <draw:frame presentation:style-name="pr1" draw:text-style-name="P1" draw:layer="layout" svg:width="25.199cm" svg:height="2.844cm" svg:x="1.301cm" svg:y="2.5cm" presentation:class="title">
          <draw:text-box>
            <text:p text:style-name="P1">Status (1)</text:p>
          </draw:text-box>
        </draw:frame>
        <draw:frame presentation:style-name="pr4" draw:text-style-name="P3" draw:layer="layout" svg:width="25.199cm" svg:height="12.921cm" svg:x="1.4cm" svg:y="6cm" presentation:class="outline" presentation:user-transformed="true">
          <draw:text-box>
            <text:list text:style-name="L2">
              <text:list-item>
                <text:p text:style-name="P3">Release 0.2.1</text:p>
              </text:list-item>
            </text:list>
            <text:list text:style-name="L2">
              <text:list-item>
                <text:list>
                  <text:list-item>
                    <text:p text:style-name="P4">Full device driver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etworking TCP/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ilesystems EXT2, FAT, NTFS, ISO966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raphics 2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2SDK 1.5 support in VM (not classlib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imple heap managers &amp; G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MMTk based heap manager &amp; GC in develop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A32 &amp; AMD64 platform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Node" presentation:presentation-page-layout-name="AL3T19">
        <draw:frame presentation:style-name="pr1" draw:text-style-name="P1" draw:layer="layout" svg:width="25.199cm" svg:height="2.844cm" svg:x="1.301cm" svg:y="2.5cm" presentation:class="title">
          <draw:text-box>
            <text:p text:style-name="P1">Status (2)</text:p>
          </draw:text-box>
        </draw:frame>
        <draw:frame draw:style-name="gr2" draw:text-style-name="P7" draw:layer="layout" svg:width="6.492cm" svg:height="2.445cm" svg:x="20.508cm" svg:y="8cm">
          <draw:text-box>
            <text:p text:style-name="P1"><text:span text:style-name="T2">Playing Tetris</text:span></text:p>
            <text:p text:style-name="P1"><text:span text:style-name="T2">on JNode</text:span></text:p>
          </draw:text-box>
        </draw:frame>
        <draw:frame draw:style-name="gr3" draw:text-style-name="P8" draw:layer="layout" svg:width="19.253cm" svg:height="14.453cm" svg:x="0.747cm" svg:y="5cm">
          <draw:image xlink:href="../desktop-tetris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Node" presentation:presentation-page-layout-name="AL3T19">
        <draw:frame presentation:style-name="pr1" draw:text-style-name="P1" draw:layer="layout" svg:width="25.199cm" svg:height="2.844cm" svg:x="1.301cm" svg:y="2.5cm" presentation:class="title">
          <draw:text-box>
            <text:p text:style-name="P1">Architecture (1)</text:p>
          </draw:text-box>
        </draw:frame>
        <draw:rect draw:style-name="gr4" draw:text-style-name="P9" draw:layer="layout" svg:width="22cm" svg:height="1.5cm" svg:x="4.5cm" svg:y="15.5cm">
          <text:p text:style-name="P9">Hardware</text:p>
        </draw:rect>
        <draw:rect draw:style-name="gr5" draw:text-style-name="P10" draw:layer="layout" svg:width="22cm" svg:height="0.5cm" svg:x="4.5cm" svg:y="14.5cm">
          <text:p text:style-name="P9"><text:span text:style-name="T3">Nano kernel (asm)</text:span></text:p>
        </draw:rect>
        <draw:rect draw:style-name="gr6" draw:text-style-name="P9" draw:layer="layout" svg:width="14cm" svg:height="1.5cm" svg:x="4.5cm" svg:y="12.5cm">
          <text:p text:style-name="P9">Java Virtual Machine</text:p>
        </draw:rect>
        <draw:rect draw:style-name="gr6" draw:text-style-name="P9" draw:layer="layout" svg:width="7.5cm" svg:height="1.5cm" svg:x="19cm" svg:y="12.5cm">
          <text:p text:style-name="P9">Plugin framework</text:p>
        </draw:rect>
        <draw:rect draw:style-name="gr6" draw:text-style-name="P9" draw:layer="layout" svg:width="4cm" svg:height="2cm" svg:x="4.5cm" svg:y="10cm">
          <text:p text:style-name="P9">Driver </text:p>
          <text:p text:style-name="P9">framework</text:p>
        </draw:rect>
        <draw:rect draw:style-name="gr6" draw:text-style-name="P9" draw:layer="layout" svg:width="4cm" svg:height="2cm" svg:x="9cm" svg:y="10cm">
          <text:p text:style-name="P9">Filesystem</text:p>
          <text:p text:style-name="P9">framework</text:p>
        </draw:rect>
        <draw:rect draw:style-name="gr6" draw:text-style-name="P9" draw:layer="layout" svg:width="4cm" svg:height="2cm" svg:x="18cm" svg:y="10cm">
          <text:p text:style-name="P9">Networking</text:p>
          <text:p text:style-name="P9">framework</text:p>
        </draw:rect>
        <draw:rect draw:style-name="gr6" draw:text-style-name="P9" draw:layer="layout" svg:width="4cm" svg:height="2cm" svg:x="13.5cm" svg:y="10cm">
          <text:p text:style-name="P9">Partition</text:p>
          <text:p text:style-name="P9">framework</text:p>
        </draw:rect>
        <draw:rect draw:style-name="gr6" draw:text-style-name="P9" draw:layer="layout" svg:width="4cm" svg:height="2cm" svg:x="22.5cm" svg:y="10cm">
          <text:p text:style-name="P9">Graphics</text:p>
          <text:p text:style-name="P9">framework</text:p>
        </draw:rect>
        <draw:rect draw:style-name="gr6" draw:text-style-name="P9" draw:layer="layout" svg:width="4cm" svg:height="2cm" svg:x="4.5cm" svg:y="7.5cm">
          <text:p text:style-name="P9">Shell</text:p>
        </draw:rect>
        <draw:rect draw:style-name="gr6" draw:text-style-name="P9" draw:layer="layout" svg:width="4cm" svg:height="2cm" svg:x="9cm" svg:y="7.5cm">
          <text:p text:style-name="P9">Desktop </text:p>
          <text:p text:style-name="P9">framework</text:p>
        </draw:rect>
        <draw:frame draw:style-name="gr7" draw:layer="layout" svg:width="0.502cm" svg:height="1.204cm" svg:x="2cm" svg:y="16cm">
          <draw:text-box>
            <text:p text:style-name="P1"/>
          </draw:text-box>
        </draw:frame>
        <draw:rect draw:style-name="gr6" draw:text-style-name="P8" draw:layer="layout" svg:width="7.501cm" svg:height="1.475cm" draw:transform="rotate (1.56887646461741) translate (2.5cm 15.001cm)">
          <text:p text:style-name="P9">Build system</text:p>
        </draw:rect>
        <draw:rect draw:style-name="gr6" draw:text-style-name="P11" draw:layer="layout" svg:width="4cm" svg:height="2cm" svg:x="13.5cm" svg:y="7.5cm">
          <text:p text:style-name="P9"><text:span text:style-name="T4">Deployment </text:span></text:p>
          <text:p text:style-name="P9"><text:span text:style-name="T4">framework</text:span></text:p>
        </draw:rect>
        <draw:rect draw:style-name="gr6" draw:text-style-name="P11" draw:layer="layout" svg:width="4cm" svg:height="2cm" svg:x="18cm" svg:y="7.5cm">
          <text:p text:style-name="P9"><text:span text:style-name="T4">Debugging </text:span></text:p>
          <text:p text:style-name="P9"><text:span text:style-name="T4">framework</text:span></text:p>
        </draw:rect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Node" presentation:presentation-page-layout-name="AL3T19">
        <draw:frame presentation:style-name="pr6" draw:text-style-name="P1" draw:layer="layout" svg:width="25.199cm" svg:height="12cm" svg:x="1.301cm" svg:y="-2.078cm" presentation:class="title" presentation:user-transformed="true">
          <draw:text-box>
            <text:p text:style-name="P1">Architecture (2)</text:p>
          </draw:text-box>
        </draw:frame>
        <draw:rect draw:style-name="gr8" draw:text-style-name="P9" draw:layer="layout" svg:width="20.5cm" svg:height="12.5cm" svg:x="3.5cm" svg:y="6cm">
          <text:p text:style-name="P9">Java Virtual Machine</text:p>
        </draw:rect>
        <draw:rect draw:style-name="gr6" draw:text-style-name="P8" draw:layer="layout" svg:width="4.5cm" svg:height="2.5cm" svg:x="17.5cm" svg:y="11.5cm">
          <text:p text:style-name="P9">Native code</text:p>
          <text:p text:style-name="P9">compilers</text:p>
        </draw:rect>
        <draw:rect draw:style-name="gr6" draw:text-style-name="P8" draw:layer="layout" svg:width="4.5cm" svg:height="2.5cm" svg:x="11.5cm" svg:y="15cm">
          <text:p text:style-name="P9">Heap</text:p>
          <text:p text:style-name="P9">managers</text:p>
        </draw:rect>
        <draw:rect draw:style-name="gr6" draw:text-style-name="P8" draw:layer="layout" svg:width="4.5cm" svg:height="2.5cm" svg:x="5.5cm" svg:y="8cm">
          <text:p text:style-name="P9">Classpath</text:p>
          <text:p text:style-name="P9">runtime library</text:p>
        </draw:rect>
        <draw:rect draw:style-name="gr6" draw:text-style-name="P8" draw:layer="layout" svg:width="4.5cm" svg:height="2.5cm" svg:x="5.5cm" svg:y="11.5cm">
          <text:p text:style-name="P9">Class </text:p>
          <text:p text:style-name="P9">manager</text:p>
        </draw:rect>
        <draw:rect draw:style-name="gr6" draw:text-style-name="P8" draw:layer="layout" svg:width="4.5cm" svg:height="2.5cm" svg:x="11.5cm" svg:y="11.5cm">
          <text:p text:style-name="P9">Security </text:p>
          <text:p text:style-name="P9">manager</text:p>
        </draw:rect>
        <draw:rect draw:style-name="gr6" draw:text-style-name="P8" draw:layer="layout" svg:width="4.5cm" svg:height="2.5cm" svg:x="5.5cm" svg:y="15cm">
          <text:p text:style-name="P9">Scheduler &amp;</text:p>
          <text:p text:style-name="P9">threading </text:p>
          <text:p text:style-name="P9">manager</text:p>
        </draw:rect>
        <draw:rect draw:style-name="gr6" draw:text-style-name="P8" draw:layer="layout" svg:width="4.5cm" svg:height="2.5cm" svg:x="11.5cm" svg:y="8cm">
          <text:p text:style-name="P9">Runtime library</text:p>
          <text:p text:style-name="P9">support</text:p>
        </draw:rect>
        <draw:rect draw:style-name="gr6" draw:text-style-name="P8" draw:layer="layout" svg:width="4.5cm" svg:height="2.5cm" svg:x="17.5cm" svg:y="15cm">
          <text:p text:style-name="P9">Isolation</text:p>
          <text:p text:style-name="P9">manager</text:p>
        </draw:rect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Node" presentation:presentation-page-layout-name="AL2T1">
        <draw:frame presentation:style-name="pr1" draw:text-style-name="P1" draw:layer="layout" svg:width="25.199cm" svg:height="2.844cm" svg:x="1.301cm" svg:y="2.5cm" presentation:class="title">
          <draw:text-box>
            <text:p text:style-name="P1">Plugin framework (1)</text:p>
          </draw:text-box>
        </draw:frame>
        <draw:frame presentation:style-name="pr4" draw:text-style-name="P3" draw:layer="layout" svg:width="25.199cm" svg:height="12.774cm" svg:x="1.4cm" svg:y="6cm" presentation:class="outline">
          <draw:text-box>
            <text:list text:style-name="L2">
              <text:list-item>
                <text:p text:style-name="P3">Everything is contained in a plugin</text:p>
              </text:list-item>
            </text:list>
            <text:list text:style-name="L2">
              <text:list-item>
                <text:list>
                  <text:list-item>
                    <text:p text:style-name="P4">code,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 JVM &amp; the plugin framework itself</text:p>
                  </text:list-item>
                </text:list>
              </text:list-item>
            </text:list>
            <text:list text:style-name="L2">
              <text:list-item>
                <text:p text:style-name="P3">Plugins can:</text:p>
              </text:list-item>
            </text:list>
            <text:list text:style-name="L2">
              <text:list-item>
                <text:list>
                  <text:list-item>
                    <text:p text:style-name="P4">be loaded, unloaded &amp; reloaded (at run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pend on other plugi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vide well known extension po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nnect to well known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Node" presentation:presentation-page-layout-name="AL2T1">
        <draw:frame presentation:style-name="pr1" draw:text-style-name="P1" draw:layer="layout" svg:width="25.199cm" svg:height="2.844cm" svg:x="1.301cm" svg:y="2.5cm" presentation:class="title">
          <draw:text-box>
            <text:p text:style-name="P1">Plugin framework (2)</text:p>
          </draw:text-box>
        </draw:frame>
        <draw:frame presentation:style-name="pr4" draw:text-style-name="P3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 text:style-name="P3">Plugins are:</text:p>
              </text:list-item>
            </text:list>
            <text:list text:style-name="L2">
              <text:list-item>
                <text:list>
                  <text:list-item>
                    <text:p text:style-name="P4">described by a descrip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descriptor also contains license inf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AR fi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spired by Eclipse 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Node" presentation:presentation-page-layout-name="AL3T19">
        <draw:frame presentation:style-name="pr1" draw:text-style-name="P1" draw:layer="layout" svg:width="25.199cm" svg:height="2.844cm" svg:x="1.301cm" svg:y="2.5cm" presentation:class="title">
          <draw:text-box>
            <text:p text:style-name="P1">Plugin framework (3)</text:p>
          </draw:text-box>
        </draw:frame>
        <draw:frame draw:style-name="gr9" draw:text-style-name="P12" draw:layer="layout" svg:width="26.496cm" svg:height="14.002cm" svg:x="0.793cm" svg:y="5.5cm">
          <draw:text-box>
            <text:p text:style-name="P1"><text:span text:style-name="T5">&lt;plugin id="org.jnode.driver" name="JNode Driver Framework" version="@VERSION@" </text:span></text:p>
            <text:p text:style-name="P1"><text:span text:style-name="T5"><text:tab/></text:span><text:span text:style-name="T5"><text:tab/></text:span><text:span text:style-name="T5">provider-name="JNode.org" license-name="lgpl" class="org.jnode.driver.DriverPlugin"&gt;</text:span></text:p>
            <text:p text:style-name="P1"><text:span text:style-name="T5"/></text:p>
            <text:p text:style-name="P1"><text:span text:style-name="T5"><text:tab/></text:span><text:span text:style-name="T5">&lt;requires&gt;</text:span></text:p>
            <text:p text:style-name="P1"><text:span text:style-name="T5"><text:tab/></text:span><text:span text:style-name="T5"><text:tab/></text:span><text:span text:style-name="T5">&lt;import plugin="org.jnode.work"/&gt;</text:span></text:p>
            <text:p text:style-name="P1"><text:span text:style-name="T5"><text:tab/></text:span><text:span text:style-name="T5">&lt;/requires&gt;</text:span></text:p>
            <text:p text:style-name="P1"><text:span text:style-name="T5"/></text:p>
            <text:p text:style-name="P1"><text:span text:style-name="T5"><text:tab/></text:span><text:span text:style-name="T5">&lt;runtime&gt;</text:span></text:p>
            <text:p text:style-name="P1"><text:span text:style-name="T5"><text:tab/></text:span><text:span text:style-name="T5"><text:tab/></text:span><text:span text:style-name="T5">&lt;library name="jnode-core.jar"&gt;</text:span></text:p>
            <text:p text:style-name="P1"><text:span text:style-name="T5"><text:tab/></text:span><text:span text:style-name="T5"><text:tab/></text:span><text:span text:style-name="T5"><text:tab/></text:span><text:span text:style-name="T5">&lt;export name="org.jnode.driver.*"/&gt;</text:span></text:p>
            <text:p text:style-name="P1"><text:span text:style-name="T5"><text:tab/></text:span><text:span text:style-name="T5"><text:tab/></text:span><text:span text:style-name="T5"><text:tab/></text:span><text:span text:style-name="T5">&lt;export name="org.jnode.driver.util.*"/&gt;</text:span></text:p>
            <text:p text:style-name="P1"><text:span text:style-name="T5"><text:tab/></text:span><text:span text:style-name="T5"><text:tab/></text:span><text:span text:style-name="T5">&lt;/library&gt;</text:span></text:p>
            <text:p text:style-name="P1"><text:span text:style-name="T5"><text:tab/></text:span><text:span text:style-name="T5">&lt;/runtime&gt;</text:span></text:p>
            <text:p text:style-name="P1"><text:span text:style-name="T5"/></text:p>
            <text:p text:style-name="P1"><text:span text:style-name="T5"><text:tab/></text:span><text:span text:style-name="T5">&lt;extension-point id="finders" name="System device finders"/&gt;</text:span></text:p>
            <text:p text:style-name="P1"><text:span text:style-name="T5"><text:tab/></text:span><text:span text:style-name="T5">&lt;extension-point id="mappers" name="Device to Driver mappers"/&gt;</text:span></text:p>
            <text:p text:style-name="P1"><text:span text:style-name="T5"/></text:p>
            <text:p text:style-name="P1"><text:span text:style-name="T5"><text:tab/></text:span><text:span text:style-name="T5">&lt;extension point="org.jnode.security.permissions"&gt;</text:span></text:p>
            <text:p text:style-name="P1"><text:span text:style-name="T5"><text:tab/></text:span><text:span text:style-name="T5"><text:tab/></text:span><text:span text:style-name="T5">&lt;permission class="java.util.PropertyPermission" name="jnode.cmdline"/&gt;</text:span></text:p>
            <text:p text:style-name="P1"><text:span text:style-name="T5"><text:tab/></text:span><text:span text:style-name="T5">&lt;/extension&gt;</text:span></text:p>
            <text:p text:style-name="P1"><text:span text:style-name="T5">&lt;/plugin&gt;</text:span></text:p>
          </draw:text-box>
        </draw:frame>
        <draw:frame draw:style-name="gr2" draw:text-style-name="P1" draw:layer="layout" svg:width="4.545cm" svg:height="0.963cm" svg:x="14.955cm" svg:y="8.537cm">
          <draw:text-box>
            <text:p text:style-name="P1">Dependencies</text:p>
          </draw:text-box>
        </draw:frame>
        <draw:line draw:style-name="gr10" draw:text-style-name="P8" draw:layer="layout" svg:x1="15cm" svg:y1="9cm" svg:x2="12.5cm" svg:y2="8.5cm">
          <text:p text:style-name="P1"/>
        </draw:line>
        <draw:frame draw:style-name="gr2" draw:text-style-name="P1" draw:layer="layout" svg:width="6.611cm" svg:height="1.675cm" svg:x="21cm" svg:y="13cm">
          <draw:text-box>
            <text:p text:style-name="P1">Well known extension</text:p>
            <text:p text:style-name="P1">points</text:p>
          </draw:text-box>
        </draw:frame>
        <draw:line draw:style-name="gr10" draw:text-style-name="P8" draw:layer="layout" svg:x1="21cm" svg:y1="14cm" svg:x2="18.5cm" svg:y2="14.5cm">
          <text:p text:style-name="P1"/>
        </draw:line>
        <draw:frame draw:style-name="gr2" draw:text-style-name="P1" draw:layer="layout" svg:width="7.656cm" svg:height="1.675cm" svg:x="19cm" svg:y="18.5cm">
          <draw:text-box>
            <text:p text:style-name="P1">Connection to well known</text:p>
            <text:p text:style-name="P1">extension point</text:p>
          </draw:text-box>
        </draw:frame>
        <draw:line draw:style-name="gr10" draw:text-style-name="P8" draw:layer="layout" svg:x1="19cm" svg:y1="19.5cm" svg:x2="16cm" svg:y2="18cm">
          <text:p text:style-name="P1"/>
        </draw:line>
        <draw:frame draw:style-name="gr2" draw:text-style-name="P1" draw:layer="layout" svg:width="5.574cm" svg:height="0.963cm" svg:x="18cm" svg:y="10.5cm">
          <draw:text-box>
            <text:p text:style-name="P1">Code &amp; resources</text:p>
          </draw:text-box>
        </draw:frame>
        <draw:line draw:style-name="gr10" draw:text-style-name="P8" draw:layer="layout" svg:x1="18cm" svg:y1="11cm" svg:x2="14.5cm" svg:y2="11.5cm">
          <text:p text:style-name="P1"/>
        </draw:line>
        <draw:frame draw:style-name="gr2" draw:text-style-name="P1" draw:layer="layout" svg:width="3.952cm" svg:height="0.963cm" svg:x="20cm" svg:y="7.5cm">
          <draw:text-box>
            <text:p text:style-name="P1">General info</text:p>
          </draw:text-box>
        </draw:frame>
        <draw:line draw:style-name="gr10" draw:text-style-name="P8" draw:layer="layout" svg:x1="20cm" svg:y1="8cm" svg:x2="14.5cm" svg:y2="7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Node" presentation:presentation-page-layout-name="AL3T19">
        <draw:frame presentation:style-name="pr1" draw:text-style-name="P1" draw:layer="layout" svg:width="25.199cm" svg:height="2.844cm" svg:x="1.301cm" svg:y="2.5cm" presentation:class="title" presentation:user-transformed="true">
          <draw:text-box>
            <text:p text:style-name="P1">Driver framework (1)</text:p>
          </draw:text-box>
        </draw:frame>
        <draw:rect draw:style-name="gr11" draw:text-style-name="P13" draw:id="id1" draw:layer="layout" svg:width="4.5cm" svg:height="3cm" svg:x="11.5cm" svg:y="7cm">
          <text:p text:style-name="P9"><text:span text:style-name="T6">Device</text:span></text:p>
          <text:p text:style-name="P9"><text:span text:style-name="T7"/></text:p>
          <text:p text:style-name="P9"><text:span text:style-name="T7">represents hardware</text:span></text:p>
        </draw:rect>
        <draw:rect draw:style-name="gr11" draw:text-style-name="P13" draw:id="id2" draw:layer="layout" svg:width="4.5cm" svg:height="3cm" svg:x="20.5cm" svg:y="7cm">
          <text:p text:style-name="P9"><text:span text:style-name="T6">Driver</text:span></text:p>
        </draw:rect>
        <draw:rect draw:style-name="gr11" draw:text-style-name="P13" draw:id="id4" draw:layer="layout" svg:width="4.5cm" svg:height="3cm" svg:x="2cm" svg:y="7cm">
          <text:p text:style-name="P9"><text:span text:style-name="T6">Bus</text:span></text:p>
        </draw:rect>
        <draw:rect draw:style-name="gr11" draw:text-style-name="P13" draw:id="id5" draw:layer="layout" svg:width="4.5cm" svg:height="3cm" svg:x="20.5cm" svg:y="14cm">
          <text:p text:style-name="P9"><text:span text:style-name="T6">Device to </text:span></text:p>
          <text:p text:style-name="P9"><text:span text:style-name="T6">driver mapper</text:span></text:p>
        </draw:rect>
        <draw:rect draw:style-name="gr11" draw:text-style-name="P13" draw:id="id3" draw:layer="layout" svg:width="4.5cm" svg:height="3cm" svg:x="11.5cm" svg:y="14cm">
          <text:p text:style-name="P9"><text:span text:style-name="T6">Device</text:span></text:p>
          <text:p text:style-name="P9"><text:span text:style-name="T6">finder</text:span></text:p>
        </draw:rect>
        <draw:connector draw:style-name="gr12" draw:text-style-name="P9" draw:layer="layout" svg:x1="16cm" svg:y1="8.5cm" svg:x2="20.5cm" svg:y2="8.5cm" draw:start-shape="id1" draw:start-glue-point="1" draw:end-shape="id2">
          <text:p text:style-name="P9">drives</text:p>
        </draw:connector>
        <draw:connector draw:style-name="gr13" draw:text-style-name="P9" draw:layer="layout" svg:x1="13.75cm" svg:y1="14cm" svg:x2="13.75cm" svg:y2="10cm" draw:start-shape="id3" draw:start-glue-point="0" draw:end-shape="id1" draw:end-glue-point="2">
          <text:p text:style-name="P9">finds</text:p>
        </draw:connector>
        <draw:connector draw:style-name="gr14" draw:text-style-name="P9" draw:layer="layout" svg:x1="6.5cm" svg:y1="8.5cm" svg:x2="11.5cm" svg:y2="8.5cm" draw:start-shape="id4" draw:start-glue-point="1" draw:end-shape="id1" draw:end-glue-point="3">
          <text:p text:style-name="P9">contains</text:p>
        </draw:connector>
        <draw:connector draw:style-name="gr15" draw:text-style-name="P9" draw:layer="layout" svg:x1="22.75cm" svg:y1="14cm" svg:x2="22.75cm" svg:y2="10cm" draw:start-shape="id5" draw:start-glue-point="0" draw:end-shape="id2">
          <text:p text:style-name="P9">finds</text:p>
        </draw:connecto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JNode" presentation:presentation-page-layout-name="AL3T19">
        <draw:frame presentation:style-name="pr1" draw:text-style-name="P1" draw:layer="layout" svg:width="25.199cm" svg:height="2.844cm" svg:x="1.301cm" svg:y="2.5cm" presentation:class="title">
          <draw:text-box>
            <text:p text:style-name="P1">Driver framework (2)</text:p>
          </draw:text-box>
        </draw:frame>
        <draw:rect draw:style-name="gr11" draw:text-style-name="P9" draw:id="id6" draw:layer="layout" svg:width="4.5cm" svg:height="3cm" svg:x="11.5cm" svg:y="7cm">
          <text:p text:style-name="P9">Device</text:p>
          <text:p text:style-name="P9"><text:span text:style-name="T7"/></text:p>
          <text:p text:style-name="P9"><text:span text:style-name="T7">represents hardware</text:span></text:p>
        </draw:rect>
        <draw:rect draw:style-name="gr11" draw:text-style-name="P9" draw:id="id7" draw:layer="layout" svg:width="4.5cm" svg:height="3cm" svg:x="21cm" svg:y="7cm">
          <text:p text:style-name="P9">Driver</text:p>
        </draw:rect>
        <draw:rect draw:style-name="gr11" draw:text-style-name="P9" draw:id="id8" draw:layer="layout" svg:width="4.5cm" svg:height="3cm" svg:x="11.5cm" svg:y="14cm">
          <text:p text:style-name="P9">DeviceAPI</text:p>
        </draw:rect>
        <draw:connector draw:style-name="gr12" draw:text-style-name="P9" draw:layer="layout" svg:x1="16cm" svg:y1="8.5cm" svg:x2="21cm" svg:y2="8.5cm" draw:start-shape="id6" draw:start-glue-point="1" draw:end-shape="id7">
          <text:p text:style-name="P9">registers API</text:p>
        </draw:connector>
        <draw:connector draw:style-name="gr16" draw:text-style-name="P9" draw:layer="layout" svg:x1="16cm" svg:y1="15.5cm" svg:x2="23.25cm" svg:y2="10cm" draw:start-shape="id8" draw:start-glue-point="1" draw:end-shape="id7" draw:end-glue-point="2">
          <text:p text:style-name="P9">implements</text:p>
        </draw:connector>
        <draw:rect draw:style-name="gr11" draw:text-style-name="P9" draw:id="id9" draw:layer="layout" svg:width="4.5cm" svg:height="3cm" svg:x="2.5cm" svg:y="14cm">
          <text:p text:style-name="P9">Device “user”</text:p>
        </draw:rect>
        <draw:connector draw:style-name="gr14" draw:text-style-name="P9" draw:layer="layout" svg:x1="7cm" svg:y1="15.5cm" svg:x2="11.5cm" svg:y2="15.5cm" draw:start-shape="id9" draw:start-glue-point="1" draw:end-shape="id8">
          <text:p text:style-name="P9">calls</text:p>
        </draw:connector>
        <draw:connector draw:style-name="gr17" draw:text-style-name="P9" draw:layer="layout" svg:x1="4.75cm" svg:y1="14cm" svg:x2="11.5cm" svg:y2="8.5cm" draw:start-shape="id9" draw:start-glue-point="0" draw:end-shape="id6" draw:end-glue-point="3">
          <text:p text:style-name="P9">queries for API</text:p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Node" presentation:presentation-page-layout-name="AL2T1">
        <draw:frame presentation:style-name="pr1" draw:text-style-name="P1" draw:layer="layout" svg:width="25.199cm" svg:height="2.844cm" svg:x="1.301cm" svg:y="2.5cm" presentation:class="title">
          <draw:text-box>
            <text:p text:style-name="P1">Driver framework (3)</text:p>
          </draw:text-box>
        </draw:frame>
        <draw:rect draw:style-name="gr18" draw:text-style-name="P8" draw:id="id10" draw:layer="layout" svg:width="4.5cm" svg:height="2.5cm" svg:x="2.5cm" svg:y="11.5cm">
          <text:p text:style-name="P9">Driver</text:p>
          <text:p text:style-name="P9">plugin</text:p>
        </draw:rect>
        <draw:custom-shape draw:style-name="gr19" draw:text-style-name="P15" draw:id="id11" draw:layer="layout" svg:width="2.5cm" svg:height="2.5cm" svg:x="8cm" svg:y="8.5cm">
          <text:p text:style-name="P9"><text:span text:style-name="T5">finder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id="id12" draw:layer="layout" svg:width="2.5cm" svg:height="2.5cm" svg:x="8cm" svg:y="14cm">
          <text:p text:style-name="P9"><text:span text:style-name="T5">mapp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8" draw:layer="layout" svg:x1="4.75cm" svg:y1="11.5cm" svg:x2="8cm" svg:y2="9.749cm" draw:start-shape="id10" draw:start-glue-point="0" draw:end-shape="id11" draw:end-glue-point="6">
          <text:p text:style-name="P1"/>
        </draw:connector>
        <draw:connector draw:style-name="gr20" draw:text-style-name="P8" draw:layer="layout" svg:x1="4.75cm" svg:y1="14cm" svg:x2="8cm" svg:y2="15.25cm" draw:start-shape="id10" draw:start-glue-point="2" draw:end-shape="id12">
          <text:p text:style-name="P1"/>
        </draw:connector>
        <draw:rect draw:style-name="gr18" draw:text-style-name="P9" draw:id="id13" draw:layer="layout" svg:width="4.5cm" svg:height="2.5cm" svg:x="18.5cm" svg:y="14cm">
          <text:p text:style-name="P9">Radeon </text:p>
          <text:p text:style-name="P9">driver plugin</text:p>
        </draw:rect>
        <draw:connector draw:style-name="gr21" draw:text-style-name="P9" draw:layer="layout" svg:x1="18.5cm" svg:y1="15.25cm" svg:x2="10.5cm" svg:y2="15.25cm" draw:start-shape="id13" draw:start-glue-point="3" draw:end-shape="id12">
          <text:p text:style-name="P9">map PCI id to driver</text:p>
        </draw:connector>
        <draw:rect draw:style-name="gr18" draw:text-style-name="P9" draw:id="id14" draw:layer="layout" svg:width="4.5cm" svg:height="2.5cm" svg:x="18.5cm" svg:y="8.5cm">
          <text:p text:style-name="P9">PCI</text:p>
          <text:p text:style-name="P9">driver plugin</text:p>
        </draw:rect>
        <draw:connector draw:style-name="gr21" draw:text-style-name="P9" draw:layer="layout" svg:x1="18.5cm" svg:y1="9.75cm" svg:x2="10.5cm" svg:y2="9.75cm" draw:start-shape="id14" draw:start-glue-point="3" draw:end-shape="id11">
          <text:p text:style-name="P9">find PCI devices</text:p>
        </draw:connector>
        <draw:frame presentation:style-name="pr7" draw:text-style-name="P17" draw:layer="layout" svg:width="25.199cm" svg:height="12.523cm" svg:x="1.4cm" svg:y="6cm" presentation:class="outline" presentation:user-transformed="true">
          <draw:text-box>
            <text:list text:style-name="L2">
              <text:list-item>
                <text:p text:style-name="P16"><text:span text:style-name="T1">Example: </text:span><text:span text:style-name="T8">Radeon Graphicscard driv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Node" presentation:presentation-page-layout-name="AL3T19">
        <draw:frame presentation:style-name="pr1" draw:text-style-name="P1" draw:layer="layout" svg:width="25.199cm" svg:height="2.844cm" svg:x="1.301cm" svg:y="2.5cm" presentation:class="title">
          <draw:text-box>
            <text:p text:style-name="P1">Driver framework (4)</text:p>
          </draw:text-box>
        </draw:frame>
        <draw:frame draw:style-name="gr2" draw:text-style-name="P18" draw:layer="layout" svg:width="5.112cm" svg:height="0.963cm" svg:x="1.888cm" svg:y="5.037cm">
          <draw:text-box>
            <text:p text:style-name="P1">Device manager</text:p>
          </draw:text-box>
        </draw:frame>
        <draw:frame draw:style-name="gr2" draw:text-style-name="P1" draw:layer="layout" svg:width="4.198cm" svg:height="0.963cm" svg:x="7.802cm" svg:y="5cm">
          <draw:text-box>
            <text:p text:style-name="P1">Device finder</text:p>
          </draw:text-box>
        </draw:frame>
        <draw:frame draw:style-name="gr2" draw:text-style-name="P1" draw:layer="layout" svg:width="2.191cm" svg:height="0.963cm" svg:x="21cm" svg:y="5cm">
          <draw:text-box>
            <text:p text:style-name="P1">Driver</text:p>
          </draw:text-box>
        </draw:frame>
        <draw:frame draw:style-name="gr2" draw:text-style-name="P1" draw:layer="layout" svg:width="7.051cm" svg:height="0.963cm" svg:x="12.449cm" svg:y="5cm">
          <draw:text-box>
            <text:p text:style-name="P1">Device 2 driver mapper</text:p>
          </draw:text-box>
        </draw:frame>
        <draw:line draw:style-name="gr22" draw:text-style-name="P8" draw:layer="layout" svg:x1="4.5cm" svg:y1="6cm" svg:x2="4.5cm" svg:y2="19cm">
          <text:p text:style-name="P1"/>
        </draw:line>
        <draw:line draw:style-name="gr22" draw:text-style-name="P8" draw:layer="layout" svg:x1="10cm" svg:y1="6cm" svg:x2="10cm" svg:y2="19cm">
          <text:p text:style-name="P1"/>
        </draw:line>
        <draw:line draw:style-name="gr22" draw:text-style-name="P8" draw:layer="layout" svg:x1="16cm" svg:y1="6cm" svg:x2="16cm" svg:y2="19cm">
          <text:p text:style-name="P1"/>
        </draw:line>
        <draw:line draw:style-name="gr22" draw:text-style-name="P8" draw:layer="layout" svg:x1="22cm" svg:y1="6cm" svg:x2="22cm" svg:y2="19cm">
          <text:p text:style-name="P1"/>
        </draw:line>
        <draw:line draw:style-name="gr23" draw:text-style-name="P8" draw:layer="layout" svg:x1="4.5cm" svg:y1="6.5cm" svg:x2="10cm" svg:y2="7cm">
          <text:p text:style-name="P9">findDevices</text:p>
        </draw:line>
        <draw:line draw:style-name="gr23" draw:text-style-name="P8" draw:layer="layout" svg:x1="4.5cm" svg:y1="10cm" svg:x2="16cm" svg:y2="11cm">
          <text:p text:style-name="P9">findDriver</text:p>
        </draw:line>
        <draw:line draw:style-name="gr24" draw:text-style-name="P8" draw:layer="layout" svg:x1="16cm" svg:y1="11.5cm" svg:x2="4.5cm" svg:y2="13cm">
          <text:p text:style-name="P1"/>
        </draw:line>
        <draw:line draw:style-name="gr23" draw:text-style-name="P8" draw:layer="layout" svg:x1="4.5cm" svg:y1="14cm" svg:x2="22cm" svg:y2="15.5cm">
          <text:p text:style-name="P9">startDevice</text:p>
        </draw:line>
        <draw:line draw:style-name="gr24" draw:text-style-name="P8" draw:layer="layout" svg:x1="22cm" svg:y1="17.5cm" svg:x2="4.5cm" svg:y2="18.5cm">
          <text:p text:style-name="P1"/>
        </draw:line>
        <draw:frame draw:style-name="gr2" draw:layer="layout" svg:width="2.437cm" svg:height="0.963cm" svg:x="24.5cm" svg:y="5cm">
          <draw:text-box>
            <text:p text:style-name="P1">Device</text:p>
          </draw:text-box>
        </draw:frame>
        <draw:line draw:style-name="gr22" draw:text-style-name="P8" draw:layer="layout" svg:x1="26cm" svg:y1="6cm" svg:x2="26cm" svg:y2="19cm">
          <text:p text:style-name="P1"/>
        </draw:line>
        <draw:line draw:style-name="gr23" draw:text-style-name="P8" draw:layer="layout" svg:x1="22cm" svg:y1="16cm" svg:x2="26cm" svg:y2="16.5cm">
          <text:p text:style-name="P9">registerAPI</text:p>
        </draw:line>
        <draw:line draw:style-name="gr24" draw:text-style-name="P8" draw:layer="layout" svg:x1="26cm" svg:y1="16.5cm" svg:x2="22cm" svg:y2="17cm">
          <text:p text:style-name="P1"/>
        </draw:line>
        <draw:line draw:style-name="gr25" draw:text-style-name="P9" draw:layer="layout" svg:x1="4.5cm" svg:y1="9cm" svg:x2="10cm" svg:y2="8cm">
          <text:p text:style-name="P9">registerDevice</text:p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Node" presentation:presentation-page-layout-name="AL2T1">
        <draw:frame presentation:style-name="pr1" draw:text-style-name="P1" draw:layer="layout" svg:width="25.199cm" svg:height="2.844cm" svg:x="1.301cm" svg:y="2.5cm" presentation:class="title">
          <draw:text-box>
            <text:p text:style-name="P1">Future</text:p>
          </draw:text-box>
        </draw:frame>
        <draw:frame presentation:style-name="pr4" draw:text-style-name="P3" draw:layer="layout" svg:width="25.199cm" svg:height="12.868cm" svg:x="1.4cm" svg:y="6cm" presentation:class="outline" presentation:user-transformed="true">
          <draw:text-box>
            <text:list text:style-name="L2">
              <text:list-item>
                <text:p text:style-name="P3">Short term:</text:p>
              </text:list-item>
            </text:list>
            <text:list text:style-name="L2">
              <text:list-item>
                <text:list>
                  <text:list-item>
                    <text:p text:style-name="P4">Improved JVM performance (mm, compiler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ployment framewor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mproved graphics</text:p>
                  </text:list-item>
                </text:list>
              </text:list-item>
            </text:list>
            <text:list text:style-name="L2">
              <text:list-item>
                <text:p text:style-name="P3">Long term:</text:p>
              </text:list-item>
            </text:list>
            <text:list text:style-name="L2">
              <text:list-item>
                <text:list>
                  <text:list-item>
                    <text:p text:style-name="P4">Simple to use desktop 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Fully document oriented instead of app. orien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ava powered ser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e.g. Cooperation with Apache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Node" presentation:presentation-page-layout-name="AL2T1">
        <draw:frame presentation:style-name="pr1" draw:text-style-name="P1" draw:layer="layout" svg:width="25.199cm" svg:height="2.844cm" svg:x="1.301cm" svg:y="2.5cm" presentation:class="title">
          <draw:text-box>
            <text:p text:style-name="P1">Java benefits</text:p>
          </draw:text-box>
        </draw:frame>
        <draw:frame presentation:style-name="pr4" draw:text-style-name="P3" draw:layer="layout" svg:width="25.199cm" svg:height="12.774cm" svg:x="1.4cm" svg:y="6cm" presentation:class="outline">
          <draw:text-box>
            <text:list text:style-name="L2">
              <text:list-item>
                <text:p text:style-name="P3">Dynamic linking</text:p>
              </text:list-item>
            </text:list>
            <text:list text:style-name="L2">
              <text:list-item>
                <text:p text:style-name="P3">Type safe language (even more in J2SDK 1.5)</text:p>
              </text:list-item>
            </text:list>
            <text:list text:style-name="L2">
              <text:list-item>
                <text:p text:style-name="P3">Security</text:p>
              </text:list-item>
            </text:list>
            <text:list text:style-name="L2">
              <text:list-item>
                <text:list>
                  <text:list-item>
                    <text:p text:style-name="P4">Security manag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 uncontrolled memory access</text:p>
                  </text:list-item>
                </text:list>
              </text:list-item>
            </text:list>
            <text:list text:style-name="L2">
              <text:list-item>
                <text:p text:style-name="P3">Great development tools:</text:p>
              </text:list-item>
            </text:list>
            <text:list text:style-name="L2">
              <text:list-item>
                <text:list>
                  <text:list-item>
                    <text:p text:style-name="P4">Eclipse, 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Node" presentation:presentation-page-layout-name="AL2T1">
        <draw:frame presentation:style-name="pr1" draw:text-style-name="P1" draw:layer="layout" svg:width="25.199cm" svg:height="2.844cm" svg:x="1.301cm" svg:y="2.5cm" presentation:class="title">
          <draw:text-box>
            <text:p text:style-name="P1">We need your help!</text:p>
          </draw:text-box>
        </draw:frame>
        <draw:frame presentation:style-name="pr4" draw:text-style-name="P3" draw:layer="layout" svg:width="25.199cm" svg:height="12.774cm" svg:x="1.4cm" svg:y="6cm" presentation:class="outline">
          <draw:text-box>
            <text:list text:style-name="L2">
              <text:list-item>
                <text:p text:style-name="P3">Don't be scared of by the codebase</text:p>
              </text:list-item>
            </text:list>
            <text:list text:style-name="L2">
              <text:list-item>
                <text:list>
                  <text:list-item>
                    <text:p text:style-name="P4">Most of it is classpath libraries</text:p>
                  </text:list-item>
                </text:list>
              </text:list-item>
            </text:list>
            <text:list text:style-name="L2">
              <text:list-item>
                <text:p text:style-name="P3">Ask questions</text:p>
              </text:list-item>
            </text:list>
            <text:list text:style-name="L2">
              <text:list-item>
                <text:p text:style-name="P16"/>
              </text:list-item>
            </text:list>
            <text:list text:style-name="L2">
              <text:list-item>
                <text:p text:style-name="P3">Visit <text:a xlink:href="http://www.jnode.org/">http://www.jnode.org</text:a></text:p>
              </text:list-item>
            </text:list>
            <text:list text:style-name="L2">
              <text:list-item>
                <text:p text:style-name="P3">Contact me: <text:a xlink:href="mailto:epr@jnode.org">epr@jnode.or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Node" presentation:presentation-page-layout-name="AL3T19">
        <draw:frame presentation:style-name="pr1" draw:text-style-name="P1" draw:layer="layout" svg:width="25.199cm" svg:height="2.844cm" svg:x="1.301cm" svg:y="9.5cm" presentation:class="title" presentation:user-transformed="true">
          <draw:text-box>
            <text:p text:style-name="P1">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JNod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JNod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JNode-background" style:family="presentation">
      <style:graphic-properties draw:stroke="none" draw:fill="none"/>
    </style:style>
    <style:style style:name="JNode-backgroundobjects" style:family="presentation">
      <style:graphic-properties draw:shadow="hidden" draw:shadow-offset-x="0.3cm" draw:shadow-offset-y="0.3cm" draw:shadow-color="#808080"/>
    </style:style>
    <style:style style:name="JNod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JNod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JNode-outline2" style:family="presentation" style:parent-style-name="JNod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JNode-outline3" style:family="presentation" style:parent-style-name="JNod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JNode-outline4" style:family="presentation" style:parent-style-name="JNod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JNode-outline5" style:family="presentation" style:parent-style-name="JNod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JNode-outline6" style:family="presentation" style:parent-style-name="JNod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JNode-outline7" style:family="presentation" style:parent-style-name="JNod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JNode-outline8" style:family="presentation" style:parent-style-name="JNod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JNode-outline9" style:family="presentation" style:parent-style-name="JNod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JNode-backgroundobjects">
      <style:graphic-properties svg:stroke-color="#dc2300" draw:fill="solid" draw:fill-color="#dc2300" draw:textarea-horizontal-align="center" draw:textarea-vertical-align="middle"/>
    </style:style>
    <style:style style:name="pr2" style:family="presentation" style:parent-style-name="JNode-title">
      <style:graphic-properties draw:fill-color="#ffffff" draw:auto-grow-height="false" fo:min-height="3.507cm"/>
    </style:style>
    <style:style style:name="pr3" style:family="presentation" style:parent-style-name="JNode-outline1">
      <style:graphic-properties draw:fill-color="#ffffff" draw:auto-grow-height="false" fo:min-height="13.86cm"/>
    </style:style>
    <style:style style:name="pr4" style:family="presentation" style:parent-style-name="JNode-backgroundobjects">
      <style:graphic-properties draw:stroke="none" draw:fill="none" draw:fill-color="#ffffff" draw:auto-grow-height="false" fo:min-height="1.449cm"/>
    </style:style>
    <style:style style:name="pr5" style:family="presentation" style:parent-style-name="JNode-backgroundobjects">
      <style:graphic-properties draw:stroke="none" draw:fill="none" draw:fill-color="#ffffff" draw:auto-grow-height="false" fo:min-height="1.397cm"/>
    </style:style>
    <style:style style:name="pr6" style:family="presentation" style:parent-style-name="JNod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text-properties fo:font-size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JNode" style:page-layout-name="PM1" draw:style-name="dp1">
      <draw:rect presentation:style-name="pr1" draw:text-style-name="P5" draw:layer="backgroundobjects" svg:width="28cm" svg:height="2.25cm" svg:x="0cm" svg:y="0cm">
        <text:p text:style-name="P1"/>
      </draw:rect>
      <draw:frame presentation:style-name="pr2" draw:text-style-name="P1" draw:layer="backgroundobjects" svg:width="25.199cm" svg:height="2.843cm" svg:x="1.301cm" svg:y="2.5cm" presentation:class="title">
        <draw:text-box>
          <text:p text:style-name="P1">Click to edit the title text format</text:p>
        </draw:text-box>
      </draw:frame>
      <draw:frame presentation:style-name="pr3" draw:text-style-name="P6" draw:layer="backgroundobjects" svg:width="25.199cm" svg:height="12.773cm" svg:x="1.4cm" svg:y="6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4" draw:layer="backgroundobjects" svg:width="6.523cm" svg:height="1.448cm" svg:x="20.977cm" svg:y="19.052cm" presentation:class="page-number">
        <draw:text-box>
          <text:p text:style-name="P4"><text:span text:style-name="T1"><text:page-number>&lt;number&gt;</text:page-number></text:span></text:p>
        </draw:text-box>
      </draw:frame>
      <draw:frame draw:style-name="gr3" draw:text-style-name="P15" draw:layer="backgroundobjects" svg:width="7.885cm" svg:height="0.882cm" svg:x="0.115cm" svg:y="20cm">
        <draw:text-box>
          <text:p text:style-name="P1"><text:span text:style-name="T2">Copyright (c) JNode.org 2005</text:span></text:p>
        </draw:text-box>
      </draw:frame>
      <draw:frame draw:style-name="gr4" draw:text-style-name="P5" draw:layer="backgroundobjects" svg:width="15.874cm" svg:height="2.248cm" svg:x="0cm" svg:y="0cm">
        <draw:image xlink:href="../logo.png" xlink:type="simple" xlink:show="embed" xlink:actuate="onLoad">
          <text:p text:style-name="P1"/>
        </draw:image>
      </draw:frame>
      <draw:frame draw:style-name="gr3" draw:layer="backgroundobjects" svg:width="6.242cm" svg:height="0.963cm" svg:x="21.5cm" svg:y="20cm">
        <draw:text-box>
          <text:p text:style-name="P1">http://www.jnode.org</text:p>
        </draw:text-box>
      </draw:frame>
      <presentation:notes style:page-layout-name="PM2">
        <draw:page-thumbnail presentation:style-name="JNode-title" draw:layer="backgroundobjects" svg:width="13.968cm" svg:height="10.476cm" svg:x="3.81cm" svg:y="2.123cm" presentation:class="page"/>
        <draw:frame presentation:style-name="JNode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Win32 OpenOffice.org_project/680m95$Build-8900</meta:generator>
    <meta:initial-creator>E Prangsma</meta:initial-creator>
    <meta:creation-date>2005-07-01T09:36:51</meta:creation-date>
    <dc:creator>Ewout Prangsma</dc:creator>
    <dc:date>2005-07-07T21:30:25</dc:date>
    <dc:language>nl-NL</dc:language>
    <meta:editing-cycles>50</meta:editing-cycles>
    <meta:editing-duration>PT2H44M37S</meta:editing-duration>
    <meta:user-defined meta:name="Info 1"/>
    <meta:user-defined meta:name="Info 2"/>
    <meta:user-defined meta:name="Info 3"/>
    <meta:user-defined meta:name="Info 4"/>
    <meta:document-statistic meta:object-count="176"/>
  </office:meta>
</office:document-meta>
</file>